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94cm" fo:break-before="page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3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0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41" style:family="table-cell" style:parent-style-name="Default">
      <style:table-cell-properties fo:border-bottom="0.99pt solid #3a3935" style:diagonal-bl-tr="none" style:diagonal-tl-br="none" fo:border-left="0.99pt solid #3a3935" fo:border-right="0.51pt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2.49pt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2" style:family="table-cell" style:parent-style-name="Default">
      <style:table-cell-properties style:vertical-align="middle"/>
      <style:text-properties style:font-name="DejaVu Serif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-ranges="'Techno sans mdp'.A1:'Techno sans mdp'.G1048575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8"/>
        <table:table-column table:style-name="co4" table:default-cell-style-name="ce46"/>
        <table:table-column table:style-name="co5" table:default-cell-style-name="ce57"/>
        <table:table-column table:style-name="co6" table:default-cell-style-name="ce64"/>
        <table:table-column table:style-name="co7" table:default-cell-style-name="ce6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0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9"/>
          <table:covered-table-cell table:style-name="ce63"/>
          <table:table-cell table:style-name="ce19" office:value-type="string">
            <text:p>SESSION [eleves.fb_session]</text:p>
          </table:table-cell>
          <table:table-cell table:style-name="ce90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number-columns-repeated="2"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5" table:number-columns-spanned="2" table:number-rows-spanned="1"/>
          <table:covered-table-cell table:style-name="ce78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6"/>
          <table:table-cell table:style-name="ce79"/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6"/>
          <table:table-cell table:style-name="ce80"/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7"/>
          <table:table-cell table:style-name="ce31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31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 table:number-columns-spanned="2" table:number-rows-spanned="1"/>
          <table:covered-table-cell table:style-name="ce81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/>
          <table:table-cell table:style-name="ce82"/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6"/>
          <table:table-cell table:style-name="ce83"/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6"/>
          <table:table-cell table:style-name="ce84"/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1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2"/>
          <table:table-cell table:style-name="ce85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3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3" office:value-type="string">
            <text:p>[eleves.130.0;if [val]='';then '';if [val]='NV';then 'X';else 'O']</text:p>
          </table:table-cell>
          <table:table-cell table:style-name="ce87" office:value-type="string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4"/>
          <table:table-cell table:style-name="ce88"/>
          <table:table-cell table:number-columns-repeated="1017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29"/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5"/>
          <table:table-cell table:style-name="ce89" table:number-columns-spanned="1" table:number-rows-spanned="2"/>
          <table:table-cell table:number-columns-repeated="1017"/>
        </table:table-row>
        <table:table-row table:style-name="ro9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6"/>
          <table:covered-table-cell table:style-name="ce88"/>
          <table:table-cell table:number-columns-repeated="1017"/>
        </table:table-row>
        <table:table-row table:style-name="ro10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1"/>
          <table:table-cell table:number-columns-repeated="1019"/>
        </table:table-row>
        <table:table-row table:style-name="ro6">
          <table:table-cell table:style-name="ce17" office:value-type="string" table:number-columns-spanned="5" table:number-rows-spanned="1">
            <text:p>[eleves;block=end]</text:p>
          </table:table-cell>
          <table:covered-table-cell table:number-columns-repeated="4" table:style-name="ce31"/>
          <table:table-cell table:number-columns-repeated="1019"/>
        </table:table-row>
        <table:table-row table:style-name="ro11">
          <table:table-cell table:style-name="ce18"/>
          <table:table-cell table:style-name="ce32"/>
          <table:table-cell table:style-name="Default" table:number-columns-repeated="5"/>
          <table:table-cell table:number-columns-repeated="1017"/>
        </table:table-row>
        <table:table-row table:style-name="ro12">
          <table:table-cell table:style-name="ce18"/>
          <table:table-cell table:style-name="ce32"/>
          <table:table-cell table:style-name="Default" table:number-columns-repeated="5"/>
          <table:table-cell table:style-name="ce32" table:number-columns-repeated="3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32" table:number-columns-repeated="5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77" table:number-columns-repeated="1016"/>
          <table:table-cell table:number-columns-repeated="3"/>
        </table:table-row>
        <table:table-row table:style-name="ro14">
          <table:table-cell table:style-name="Default" table:number-columns-repeated="7"/>
          <table:table-cell table:number-columns-repeated="1017"/>
        </table:table-row>
        <table:table-row table:style-name="ro15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sans mdp'.$A$1" table:cell-range-address="$'Techno sans mdp'.$A$2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18:35</dc:date>
    <meta:print-date>2010-02-02T16:12:14</meta:print-date>
    <meta:generator>LibreOffice/3.4$Linux LibreOffice_project/340m1$Build-402</meta:generator>
    <meta:editing-duration>PT4H12M</meta:editing-duration>
    <meta:editing-cycles>25</meta:editing-cycles>
    <meta:document-statistic meta:table-count="1" meta:cell-count="7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